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76.74pt"/>
    </style:style>
    <style:style style:name="co4" style:family="table-column">
      <style:table-column-properties fo:break-before="auto" style:column-width="186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2.94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ro3" style:family="table-row">
      <style:table-row-properties style:row-height="76.45pt" fo:break-before="auto" style:use-optimal-row-height="true"/>
    </style:style>
    <style:style style:name="ro4" style:family="table-row">
      <style:table-row-properties style:row-height="53.94pt" fo:break-before="auto" style:use-optimal-row-height="true"/>
    </style:style>
    <style:style style:name="ro5" style:family="table-row">
      <style:table-row-properties style:row-height="42.6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-bottom="4pt" fo:padding-left="7.99pt" fo:padding-right="7.99pt" fo:padding-top="4pt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fo:padding-bottom="4pt" fo:padding-left="7.99pt" fo:padding-right="7.99pt" fo:padding-top="4pt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padding-bottom="4pt" fo:padding-left="7.99pt" fo:padding-right="7.99pt" fo:padding-top="0pt"/>
      <style:text-properties style:text-position=""/>
    </style:style>
    <style:style style:name="ce3" style:family="table-cell" style:parent-style-name="Default">
      <style:table-cell-properties fo:wrap-option="wrap" fo:padding-bottom="4pt" fo:padding-left="7.99pt" fo:padding-right="7.99pt" fo:padding-top="4pt" style:vertical-align="top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fo:wrap-option="wrap" fo:padding-bottom="4pt" fo:padding-left="7.99pt" fo:padding-right="7.99pt" fo:padding-top="4pt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none" fo:padding-bottom="4pt" fo:padding-left="7.99pt" fo:padding-right="7.99pt" fo:padding-top="0pt" fo:border-right="none" fo:border-top="non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border="none" fo:padding-bottom="4.99pt" fo:padding-left="11.99pt" fo:padding-right="11.99pt" fo:padding-top="4.99pt" style:vertical-align="top"/>
      <style:text-properties style:text-position=""/>
    </style:style>
    <style:style style:name="ce8" style:family="table-cell" style:parent-style-name="Default">
      <style:table-cell-properties fo:border-bottom="0.74pt solid #000000" style:text-align-source="fix" style:repeat-content="false" fo:background-color="transparent" fo:wrap-option="wrap" fo:border-left="none" fo:padding-bottom="4pt" fo:padding-left="60.01pt" fo:padding-right="60.01pt" fo:padding-top="4pt" fo:border-right="none" fo:border-top="none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fo:padding-bottom="4.99pt" fo:padding-left="11.99pt" fo:padding-right="11.99pt" fo:padding-top="4.99pt" style:vertical-align="top"/>
      <style:text-properties style:text-position=""/>
    </style:style>
    <style:style style:name="ce12" style:family="table-cell" style:parent-style-name="Default">
      <style:table-cell-properties fo:wrap-option="wrap" fo:padding-bottom="4pt" fo:padding-left="7.99pt" fo:padding-right="7.99pt" fo:padding-top="4pt"/>
    </style:style>
    <style:style style:name="ce13" style:family="table-cell" style:parent-style-name="Default">
      <style:table-cell-properties fo:wrap-option="wrap" fo:padding-bottom="4pt" fo:padding-left="7.99pt" fo:padding-right="7.99pt" fo:padding-top="0pt"/>
    </style:style>
    <style:style style:name="ce14" style:family="table-cell" style:parent-style-name="Default">
      <style:table-cell-properties fo:wrap-option="wrap" fo:padding-bottom="4pt" fo:padding-left="7.99pt" fo:padding-right="7.99pt" fo:padding-top="4pt" style:vertical-align="top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 fo:padding-bottom="4pt" fo:padding-left="7.99pt" fo:padding-right="7.99pt" fo:padding-top="4pt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99pt solid #000000" style:text-align-source="fix" style:repeat-content="false" fo:wrap-option="wrap" fo:border-left="none" fo:padding-bottom="4pt" fo:padding-left="7.99pt" fo:padding-right="7.99pt" fo:padding-top="0pt" fo:border-right="none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 fo:border="none" fo:padding-bottom="4.99pt" fo:padding-left="11.99pt" fo:padding-right="11.99pt" fo:padding-top="4.99pt" style:vertical-align="top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padding-bottom="4pt" fo:padding-left="60.01pt" fo:padding-right="60.01pt" fo:padding-top="4pt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fo:padding-bottom="4.99pt" fo:padding-left="11.99pt" fo:padding-right="11.99pt" fo:padding-top="4.99pt" style:vertical-align="top"/>
    </style:style>
    <style:style style:name="ce21" style:family="table-cell" style:parent-style-name="Default">
      <style:table-cell-properties style:text-align-source="fix" style:repeat-content="false" fo:wrap-option="wrap" fo:padding-bottom="4pt" fo:padding-left="7.99pt" fo:padding-right="7.99pt" fo:padding-top="4p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/>
          <table:table-cell table:style-name="ce5"/>
          <table:table-cell table:style-name="ce8" office:value-type="string" calcext:value-type="string" table:number-columns-spanned="2" table:number-rows-spanned="1">
            <text:p>If one leaves or loses faith in the Church due to investigation AND...</text:p>
          </table:table-cell>
          <table:covered-table-cell table:style-name="ce10"/>
        </table:table-row>
        <table:table-row table:style-name="ro2">
          <table:table-cell table:style-name="ce2"/>
          <table:table-cell table:style-name="ce6" office:value-type="string" calcext:value-type="string">
            <text:p>Before Investigation</text:p>
          </table:table-cell>
          <table:table-cell table:style-name="ce6" office:value-type="string" calcext:value-type="string">
            <text:p> <text:span text:style-name="T2">Church is </text:span><text:span text:style-name="T3">not</text:span><text:span text:style-name="T2"> True</text:span></text:p>
          </table:table-cell>
          <table:table-cell table:style-name="ce6" office:value-type="string" calcext:value-type="string">
            <text:p/>
            <text:p><text:span text:style-name="T2">Church is True</text:span></text:p>
          </table:table-cell>
        </table:table-row>
        <table:table-row table:style-name="ro3">
          <table:table-cell table:style-name="ce3" office:value-type="string" calcext:value-type="string">
            <text:p>Meaning of one’s past life</text:p>
          </table:table-cell>
          <table:table-cell table:style-name="ce7" office:value-type="string" calcext:value-type="string">
            <text:p><text:span text:style-name="T1">Well-defined</text:span></text:p>
            <text:p><text:span text:style-name="T2">Engaged in building the kingdom through Church activity and consecration.</text:span></text:p>
          </table:table-cell>
          <table:table-cell table:style-name="ce9" office:value-type="string" calcext:value-type="string">
            <text:p><text:span text:style-name="T1">Somewhat questionable</text:span></text:p>
            <text:p><text:span text:style-name="T2">At least some of what may have been justified if the Church were true may now be viewed as a waste of resources or even harmful.</text:span></text:p>
          </table:table-cell>
          <table:table-cell table:style-name="ce9" office:value-type="string" calcext:value-type="string">
            <text:p><text:span text:style-name="T1">Somewhat questionable</text:span></text:p>
            <text:p><text:span text:style-name="T2">Potentially misjudge the value of your past service and devotion.</text:span></text:p>
          </table:table-cell>
        </table:table-row>
        <table:table-row table:style-name="ro4">
          <table:table-cell table:style-name="ce3" office:value-type="string" calcext:value-type="string">
            <text:p>Certainty when making choices</text:p>
          </table:table-cell>
          <table:table-cell table:style-name="ce7" office:value-type="string" calcext:value-type="string">
            <text:p><text:span text:style-name="T1">Yes</text:span></text:p>
            <text:p><text:span text:style-name="T2">Through the feelings of the Spirit or following the Brethren.</text:span></text:p>
          </table:table-cell>
          <table:table-cell table:style-name="ce9" office:value-type="string" calcext:value-type="string">
            <text:p><text:span text:style-name="T1">Some</text:span></text:p>
            <text:p><text:span text:style-name="T2">Assurance through self, friends, family, and/or principles.</text:span></text:p>
          </table:table-cell>
          <table:table-cell table:style-name="ce9" office:value-type="string" calcext:value-type="string">
            <text:p><text:span text:style-name="T1">Stupor of thought</text:span></text:p>
            <text:p><text:span text:style-name="T2">Potential loss of the Spirit and faith in leaders when they are essential to making good choices</text:span></text:p>
          </table:table-cell>
        </table:table-row>
        <table:table-row table:style-name="ro4">
          <table:table-cell table:style-name="ce3" office:value-type="string" calcext:value-type="string">
            <text:p>Meaning of one’s future life</text:p>
          </table:table-cell>
          <table:table-cell table:style-name="ce7" office:value-type="string" calcext:value-type="string">
            <text:p><text:span text:style-name="T1">Well-defined</text:span></text:p>
            <text:p><text:span text:style-name="T2">Church programs, service, and missions, where value is mostly predetermined.</text:span></text:p>
          </table:table-cell>
          <table:table-cell table:style-name="ce9" office:value-type="string" calcext:value-type="string">
            <text:p><text:span text:style-name="T1">Undefined</text:span></text:p>
            <text:p><text:span text:style-name="T2">Can engage in virtually any activity or none at all; meaning is more self-defined.</text:span></text:p>
          </table:table-cell>
          <table:table-cell table:style-name="ce9" office:value-type="string" calcext:value-type="string">
            <text:p><text:span text:style-name="T1">Likely misery and darkness</text:span></text:p>
            <text:p><text:span text:style-name="T2">Likely never to find peace, joy, or meaning in the same way before loss of faith.</text:span></text:p>
          </table:table-cell>
        </table:table-row>
        <table:table-row table:style-name="ro5">
          <table:table-cell table:style-name="ce3" office:value-type="string" calcext:value-type="string">
            <text:p>Life after death</text:p>
          </table:table-cell>
          <table:table-cell table:style-name="ce7" office:value-type="string" calcext:value-type="string">
            <text:p><text:span text:style-name="T1">Eternal life</text:span></text:p>
            <text:p><text:span text:style-name="T2">Eternal family relationships and growth continue.</text:span></text:p>
          </table:table-cell>
          <table:table-cell table:style-name="ce9" office:value-type="string" calcext:value-type="string">
            <text:p><text:span text:style-name="T1">Uncertain</text:span></text:p>
            <text:p><text:span text:style-name="T2">Life may simply cease at death</text:span></text:p>
          </table:table-cell>
          <table:table-cell table:style-name="ce9" office:value-type="string" calcext:value-type="string">
            <text:p><text:span text:style-name="T1">Damnation or Outer Darkness</text:span></text:p>
            <text:p><text:span text:style-name="T2">Progression potentially limited; potential annihilation</text:span></text:p>
          </table:table-cell>
        </table:table-row>
        <table:table-row table:style-name="ro6" table:number-rows-repeated="5">
          <table:table-cell table:number-columns-repeated="4"/>
        </table:table-row>
        <table:table-row table:style-name="ro6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8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20:50:37.240070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6:46:18.747802603</meta:creation-date>
    <dc:date>2016-11-02T20:51:02.697435934</dc:date>
    <meta:editing-duration>PT1H29M1S</meta:editing-duration>
    <meta:editing-cycles>18</meta:editing-cycles>
    <meta:generator>LibreOffice/5.2.2.2.0$Linux_X86_64 LibreOffice_project/20m0$Build-2</meta:generator>
    <meta:document-statistic meta:table-count="1" meta:cell-count="20" meta:object-count="0"/>
  </office:meta>
</office:document-meta>
</file>